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ortiere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 xlink:href="vnd.sun.star.script:Standard.Module1.Sortieren?language=Basic&amp;location=application" xlink:type="simple"/>
      <script:event-listener script:language="ooo:script" script:event-name="dom:load" xlink:href="vnd.sun.star.script:Standard.Module1.Sortieren?language=Basic&amp;location=application" xlink:type="simple"/>
      <script:event-listener script:language="ooo:script" script:event-name="office:save" xlink:href="vnd.sun.star.script:Standard.Module1.Sortieren?language=Basic&amp;location=application" xlink:type="simple"/>
      <script:event-listener script:language="ooo:script" script:event-name="office:save-done" xlink:href="vnd.sun.star.script:Standard.Module1.Sortieren?language=Basic&amp;location=application" xlink:type="simple"/>
    </office:event-listeners>
  </office:scripts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3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5.66cm"/>
    </style:style>
    <style:style style:name="co7" style:family="table-column">
      <style:table-column-properties fo:break-before="auto" style:column-width="1.49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number:number-style style:name="N5001" number:language="en" number:country="GB">
      <number:number number:decimal-places="0" number:min-integer-digits="1"/>
    </number:number-style>
    <number:number-style style:name="N5002" number:language="en" number:country="GB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000">
      <style:table-cell-properties fo:background-color="transparent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5001"/>
    <style:style style:name="ce4" style:family="table-cell" style:parent-style-name="Default" style:data-style-name="N5002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Spiel</text:p>
          </table:table-cell>
          <table:table-cell office:value-type="string">
            <text:p>Stunden</text:p>
          </table:table-cell>
          <table:table-cell/>
          <table:table-cell office:value-type="string">
            <text:p>Gesamtspielzeit in Stund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ttleForge </text:p>
          </table:table-cell>
          <table:table-cell table:style-name="ce3" office:value-type="float" office:value="101">
            <text:p>101</text:p>
          </table:table-cell>
          <table:table-cell/>
          <table:table-cell table:formula="of:=SUM([.B2:.B100])" office:value-type="float" office:value="1235.33386227849">
            <text:p>1235.3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eft 4 Dead 2 </text:p>
          </table:table-cell>
          <table:table-cell office:value-type="float" office:value="74.9260638889">
            <text:p>74.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ragon Age: Origins 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no 1404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e Witcher</text:p>
          </table:table-cell>
          <table:table-cell office:value-type="float" office:value="46.5677659889">
            <text:p>46.57</text:p>
          </table:table-cell>
          <table:table-cell table:number-columns-repeated="1022"/>
        </table:table-row>
        <table:table-row table:style-name="ro1">
          <table:table-cell office:value-type="string">
            <text:p>Team Fortress 2 </text:p>
          </table:table-cell>
          <table:table-cell office:value-type="float" office:value="46.4">
            <text:p>46.4</text:p>
          </table:table-cell>
          <table:table-cell table:number-columns-repeated="1022"/>
        </table:table-row>
        <table:table-row table:style-name="ro1">
          <table:table-cell office:value-type="string">
            <text:p>Mass Effect 2 </text:p>
          </table:table-cell>
          <table:table-cell office:value-type="float" office:value="45.8001788888">
            <text:p>45.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Battlefield: Bad Company 2 </text:p>
          </table:table-cell>
          <table:table-cell office:value-type="float" office:value="36">
            <text:p>3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Left 4 Dead </text:p>
          </table:table-cell>
          <table:table-cell office:value-type="float" office:value="36">
            <text:p>3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Mass Effect 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string">
            <text:p>Star Wars Knights of the Old Republic </text:p>
          </table:table-cell>
          <table:table-cell office:value-type="float" office:value="33.6787">
            <text:p>33.6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Dragon Age 2</text:p>
          </table:table-cell>
          <table:table-cell office:value-type="float" office:value="32.4249475006">
            <text:p>32.42</text:p>
          </table:table-cell>
          <table:table-cell table:number-columns-repeated="1022"/>
        </table:table-row>
        <table:table-row table:style-name="ro1">
          <table:table-cell office:value-type="string">
            <text:p>Pro Evolution Soccer 2011 </text:p>
          </table:table-cell>
          <table:table-cell office:value-type="float" office:value="31.089564147">
            <text:p>31.09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Torchlight 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office:value-type="string">
            <text:p>Paraworld 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office:value-type="string">
            <text:p>Assassin's Creed II 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string">
            <text:p>Alpha Protocol 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F1 2010 </text:p>
          </table:table-cell>
          <table:table-cell office:value-type="float" office:value="19.206031588">
            <text:p>19.21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Just Cause 2</text:p>
          </table:table-cell>
          <table:table-cell office:value-type="float" office:value="18.7625733333">
            <text:p>18.76</text:p>
          </table:table-cell>
          <table:table-cell table:number-columns-repeated="1022"/>
        </table:table-row>
        <table:table-row table:style-name="ro1">
          <table:table-cell office:value-type="string">
            <text:p>Grand Theft Auto: Episodes from Liberty City </text:p>
          </table:table-cell>
          <table:table-cell office:value-type="float" office:value="18.324475833">
            <text:p>18.32</text:p>
          </table:table-cell>
          <table:table-cell table:number-columns-repeated="1022"/>
        </table:table-row>
        <table:table-row table:style-name="ro1">
          <table:table-cell office:value-type="string">
            <text:p>Half-Life 2 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Two Worlds II</text:p>
          </table:table-cell>
          <table:table-cell office:value-type="float" office:value="15.7737266722">
            <text:p>15.77</text:p>
          </table:table-cell>
          <table:table-cell table:number-columns-repeated="1022"/>
        </table:table-row>
        <table:table-row table:style-name="ro1">
          <table:table-cell office:value-type="string">
            <text:p>Psychonauts 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Pro Evolution Soccer 2010 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Mafia II 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Assasin's Creed: Brotherhood</text:p>
          </table:table-cell>
          <table:table-cell office:value-type="float" office:value="14.6925569448">
            <text:p>14.69</text:p>
          </table:table-cell>
          <table:table-cell table:number-columns-repeated="1022"/>
        </table:table-row>
        <table:table-row table:style-name="ro1">
          <table:table-cell office:value-type="string">
            <text:p>The Whispered World</text:p>
          </table:table-cell>
          <table:table-cell office:value-type="float" office:value="14.0883077778">
            <text:p>14.09</text:p>
          </table:table-cell>
          <table:table-cell table:number-columns-repeated="1022"/>
        </table:table-row>
        <table:table-row table:style-name="ro1">
          <table:table-cell office:value-type="string">
            <text:p>King's Bounty: The Legend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string">
            <text:p>Batman: Arkham Asylum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string">
            <text:p>StarCraft II 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string">
            <text:p>Rainbow Six: Raven Shield 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string">
            <text:p>BioShock 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string">
            <text:p>Dragon Age: Awakening</text:p>
          </table:table-cell>
          <table:table-cell office:value-type="float" office:value="12.1849894447">
            <text:p>12.18</text:p>
          </table:table-cell>
          <table:table-cell table:number-columns-repeated="1022"/>
        </table:table-row>
        <table:table-row table:style-name="ro1">
          <table:table-cell office:value-type="string">
            <text:p>Prince of Persia The Two Thrones 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Ghostbusters 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Total War: Shogun 2</text:p>
          </table:table-cell>
          <table:table-cell office:value-type="float" office:value="10.0256947223">
            <text:p>10.03</text:p>
          </table:table-cell>
          <table:table-cell table:number-columns-repeated="1022"/>
        </table:table-row>
        <table:table-row table:style-name="ro1">
          <table:table-cell office:value-type="string">
            <text:p>Baldur's Gate II 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Super Meat Boy </text:p>
          </table:table-cell>
          <table:table-cell office:value-type="float" office:value="9.83853472253">
            <text:p>9.84</text:p>
          </table:table-cell>
          <table:table-cell table:number-columns-repeated="1022"/>
        </table:table-row>
        <table:table-row table:style-name="ro1">
          <table:table-cell office:value-type="string">
            <text:p>Portal 2</text:p>
          </table:table-cell>
          <table:table-cell office:value-type="float" office:value="9.01404361108">
            <text:p>9.01</text:p>
          </table:table-cell>
          <table:table-cell table:number-columns-repeated="1022"/>
        </table:table-row>
        <table:table-row table:style-name="ro1">
          <table:table-cell office:value-type="string">
            <text:p>Star Wars: The Force Unleashed 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Terraria</text:p>
          </table:table-cell>
          <table:table-cell office:value-type="float" office:value="8.29673638915">
            <text:p>8.3</text:p>
          </table:table-cell>
          <table:table-cell table:number-columns-repeated="1022"/>
        </table:table-row>
        <table:table-row table:style-name="ro2">
          <table:table-cell office:value-type="string">
            <text:p>BioShock 2 Single player 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Bulletstorm</text:p>
          </table:table-cell>
          <table:table-cell office:value-type="float" office:value="7.9648991666">
            <text:p>7.96</text:p>
          </table:table-cell>
          <table:table-cell table:number-columns-repeated="1022"/>
        </table:table-row>
        <table:table-row table:style-name="ro1">
          <table:table-cell office:value-type="string">
            <text:p>Kane and Lynch 2: Dog Days</text:p>
          </table:table-cell>
          <table:table-cell office:value-type="float" office:value="7.6286122224">
            <text:p>7.63</text:p>
          </table:table-cell>
          <table:table-cell table:number-columns-repeated="1022"/>
        </table:table-row>
        <table:table-row table:style-name="ro1">
          <table:table-cell office:value-type="string">
            <text:p>Splinter Cell: Conviction</text:p>
          </table:table-cell>
          <table:table-cell office:value-type="float" office:value="7.58353472226">
            <text:p>7.58</text:p>
          </table:table-cell>
          <table:table-cell table:number-columns-repeated="1022"/>
        </table:table-row>
        <table:table-row table:style-name="ro1">
          <table:table-cell office:value-type="string">
            <text:p>Call of Duty 4: Modern Warfare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Borderlands 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Atlantica Online 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Max Payne</text:p>
          </table:table-cell>
          <table:table-cell office:value-type="float" office:value="6.85482583335">
            <text:p>6.85</text:p>
          </table:table-cell>
          <table:table-cell table:number-columns-repeated="1022"/>
        </table:table-row>
        <table:table-row table:style-name="ro1">
          <table:table-cell office:value-type="string">
            <text:p>Titan Quest: Gold</text:p>
          </table:table-cell>
          <table:table-cell office:value-type="float" office:value="6.44222361115">
            <text:p>6.44</text:p>
          </table:table-cell>
          <table:table-cell table:number-columns-repeated="1022"/>
        </table:table-row>
        <table:table-row table:style-name="ro1">
          <table:table-cell office:value-type="string">
            <text:p>Portal</text:p>
          </table:table-cell>
          <table:table-cell office:value-type="float" office:value="6.21313333332">
            <text:p>6.21</text:p>
          </table:table-cell>
          <table:table-cell table:number-columns-repeated="1022"/>
        </table:table-row>
        <table:table-row table:style-name="ro1">
          <table:table-cell office:value-type="string">
            <text:p>Puzzle Quest: Challenge of the Warlords </text:p>
          </table:table-cell>
          <table:table-cell office:value-type="float" office:value="6.13934083342">
            <text:p>6.14</text:p>
          </table:table-cell>
          <table:table-cell table:number-columns-repeated="1022"/>
        </table:table-row>
        <table:table-row table:style-name="ro1">
          <table:table-cell office:value-type="string">
            <text:p>Mirror's Edge 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Trine</text:p>
          </table:table-cell>
          <table:table-cell office:value-type="float" office:value="5.91320888889">
            <text:p>5.91</text:p>
          </table:table-cell>
          <table:table-cell table:number-columns-repeated="1022"/>
        </table:table-row>
        <table:table-row table:style-name="ro1">
          <table:table-cell office:value-type="string">
            <text:p>VVVVVV</text:p>
          </table:table-cell>
          <table:table-cell office:value-type="float" office:value="5.8975855557">
            <text:p>5.9</text:p>
          </table:table-cell>
          <table:table-cell table:number-columns-repeated="1022"/>
        </table:table-row>
        <table:table-row table:style-name="ro1">
          <table:table-cell office:value-type="string">
            <text:p>Max Payne 2: The Fall of Max Payne</text:p>
          </table:table-cell>
          <table:table-cell office:value-type="float" office:value="5.6433552777">
            <text:p>5.64</text:p>
          </table:table-cell>
          <table:table-cell table:number-columns-repeated="1022"/>
        </table:table-row>
        <table:table-row table:style-name="ro1">
          <table:table-cell office:value-type="string">
            <text:p>Bejeweled 3</text:p>
          </table:table-cell>
          <table:table-cell office:value-type="float" office:value="5.56858277765">
            <text:p>5.57</text:p>
          </table:table-cell>
          <table:table-cell table:number-columns-repeated="1022"/>
        </table:table-row>
        <table:table-row table:style-name="ro1">
          <table:table-cell office:value-type="string">
            <text:p>Machinarium</text:p>
          </table:table-cell>
          <table:table-cell office:value-type="float" office:value="5.56448111109">
            <text:p>5.56</text:p>
          </table:table-cell>
          <table:table-cell table:number-columns-repeated="1022"/>
        </table:table-row>
        <table:table-row table:style-name="ro1">
          <table:table-cell office:value-type="string">
            <text:p>Prince of Persia</text:p>
          </table:table-cell>
          <table:table-cell office:value-type="float" office:value="5.12851027781">
            <text:p>5.13</text:p>
          </table:table-cell>
          <table:table-cell table:number-columns-repeated="1022"/>
        </table:table-row>
        <table:table-row table:style-name="ro1">
          <table:table-cell office:value-type="string">
            <text:p>World of Warcraft 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Fallout 3 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ablo II - Lord of Destruction 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Call of Duty: Modern Warfare 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Braid </text:p>
          </table:table-cell>
          <table:table-cell office:value-type="float" office:value="4.52180694442">
            <text:p>4.52</text:p>
          </table:table-cell>
          <table:table-cell table:number-columns-repeated="1022"/>
        </table:table-row>
        <table:table-row table:style-name="ro1">
          <table:table-cell office:value-type="string">
            <text:p>Rainbow Six: Vegas 2</text:p>
          </table:table-cell>
          <table:table-cell office:value-type="float" office:value="4.45963527778">
            <text:p>4.46</text:p>
          </table:table-cell>
          <table:table-cell table:number-columns-repeated="1022"/>
        </table:table-row>
        <table:table-row table:style-name="ro1">
          <table:table-cell office:value-type="string">
            <text:p>Shift 2: Unleashed</text:p>
          </table:table-cell>
          <table:table-cell office:value-type="float" office:value="4.23444444451">
            <text:p>4.23</text:p>
          </table:table-cell>
          <table:table-cell table:number-columns-repeated="1022"/>
        </table:table-row>
        <table:table-row table:style-name="ro1">
          <table:table-cell office:value-type="string">
            <text:p>Angry Birds</text:p>
          </table:table-cell>
          <table:table-cell office:value-type="float" office:value="4.14435416645">
            <text:p>4.14</text:p>
          </table:table-cell>
          <table:table-cell table:number-columns-repeated="1022"/>
        </table:table-row>
        <table:table-row table:style-name="ro1">
          <table:table-cell office:value-type="string">
            <text:p>Kane and Lynch: Dead Men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Half-Life 2: Episode Two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Call of Duty: Modern Warfare 2 Multiplayer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Burnout Paradise: The Ultimate Box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uke Nukem: Forever</text:p>
          </table:table-cell>
          <table:table-cell office:value-type="float" office:value="3.3859802778">
            <text:p>3.39</text:p>
          </table:table-cell>
          <table:table-cell table:number-columns-repeated="1022"/>
        </table:table-row>
        <table:table-row table:style-name="ro1">
          <table:table-cell office:value-type="string">
            <text:p>Civilization V</text:p>
          </table:table-cell>
          <table:table-cell office:value-type="float" office:value="3.18998721388">
            <text:p>3.19</text:p>
          </table:table-cell>
          <table:table-cell table:number-columns-repeated="1022"/>
        </table:table-row>
        <table:table-row table:style-name="ro1">
          <table:table-cell office:value-type="string">
            <text:p>Half-Life 2: Episode One 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Company of Heroes 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Alien Swarm 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Age of Empires Online</text:p>
          </table:table-cell>
          <table:table-cell table:style-name="ce4" office:value-type="float" office:value="2.258335">
            <text:p>2.26</text:p>
          </table:table-cell>
          <table:table-cell table:number-columns-repeated="1022"/>
        </table:table-row>
        <table:table-row table:style-name="ro1">
          <table:table-cell office:value-type="string">
            <text:p>Dungeon Keeper</text:p>
          </table:table-cell>
          <table:table-cell office:value-type="float" office:value="2.08072083341">
            <text:p>2.08</text:p>
          </table:table-cell>
          <table:table-cell table:number-columns-repeated="1022"/>
        </table:table-row>
        <table:table-row table:style-name="ro1">
          <table:table-cell office:value-type="string">
            <text:p>Inside a Star-filled Sky</text:p>
          </table:table-cell>
          <table:table-cell office:value-type="float" office:value="2.0790383335">
            <text:p>2.08</text:p>
          </table:table-cell>
          <table:table-cell table:number-columns-repeated="1022"/>
        </table:table-row>
        <table:table-row table:style-name="ro1">
          <table:table-cell office:value-type="string">
            <text:p>The Elder Scrolls IV: Oblivion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Flatout 2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iRT2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Call of Duty: Black Ops SP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inecraft</text:p>
          </table:table-cell>
          <table:table-cell office:value-type="float" office:value="1.65673972229">
            <text:p>1.66</text:p>
          </table:table-cell>
          <table:table-cell table:number-columns-repeated="1022"/>
        </table:table-row>
        <table:table-row table:style-name="ro1">
          <table:table-cell office:value-type="string">
            <text:p>Darksiders </text:p>
          </table:table-cell>
          <table:table-cell office:value-type="float" office:value="1.6245">
            <text:p>1.6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Darkspore</text:p>
          </table:table-cell>
          <table:table-cell office:value-type="float" office:value="1.3049311112">
            <text:p>1.3</text:p>
          </table:table-cell>
          <table:table-cell table:number-columns-repeated="1022"/>
        </table:table-row>
        <table:table-row table:style-name="ro1">
          <table:table-cell office:value-type="string">
            <text:p>Shatter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Osmos </text:p>
          </table:table-cell>
          <table:table-cell office:value-type="float" office:value="0.9666666666666">
            <text:p>0.97</text:p>
          </table:table-cell>
          <table:table-cell table:number-columns-repeated="1022"/>
        </table:table-row>
        <table:table-row table:style-name="ro1">
          <table:table-cell office:value-type="string">
            <text:p>Crysis 2</text:p>
          </table:table-cell>
          <table:table-cell office:value-type="float" office:value="0.54371500002">
            <text:p>0.54</text:p>
          </table:table-cell>
          <table:table-cell table:number-columns-repeated="1022"/>
        </table:table-row>
        <table:table-row table:style-name="ro1">
          <table:table-cell office:value-type="string">
            <text:p>The Cat and the Coup</text:p>
          </table:table-cell>
          <table:table-cell office:value-type="float" office:value="0.245822222167">
            <text:p>0.25</text:p>
          </table:table-cell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B9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.06.2011</text:date>, <text:time>15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0M25S</meta:editing-duration>
    <meta:editing-cycles>80</meta:editing-cycles>
    <meta:generator>LibreOffice/3.4$Win32 LibreOffice_project/340m1$Build-12</meta:generator>
    <dc:date>2011-06-27T15:10:28.64</dc:date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

<file path=Basic/Standard/Sortieren.xml><?xml version="1.0" encoding="utf-8"?>
<!DOCTYPE module  PUBLIC '-//OpenOffice.org//DTD OfficeDocument 1.0//EN'  'module.dtd'>
<script:module xmlns:script="http://openoffice.org/2000/script" script:name="Sortieren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ier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